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024cm" fo:min-width="2.54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201cm" fo:min-width="2.82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201cm" fo:min-width="4.735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049cm" fo:min-width="2.8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0.09cm" svg:x1="22.051cm" svg:y1="4.399cm" svg:x2="9.552cm" svg:y2="7.619cm" draw:start-shape="id1" draw:start-glue-point="8" draw:end-shape="id2" draw:end-glue-point="4" svg:d="M22051 4399v1700h-12499v1520" svg:viewBox="0 0 12500 3221">
          <text:p/>
        </draw:connector>
        <draw:connector draw:style-name="gr1" draw:text-style-name="P1" draw:layer="layout" svg:x1="22.051cm" svg:y1="4.399cm" svg:x2="21.352cm" svg:y2="7.75cm" draw:start-shape="id1" draw:start-glue-point="8" draw:end-shape="id3" draw:end-glue-point="4" svg:d="M22051 4399v1676h-699v1675" svg:viewBox="0 0 700 3352">
          <text:p/>
        </draw:connector>
        <draw:connector draw:style-name="gr1" draw:text-style-name="P1" draw:layer="layout" svg:x1="22.051cm" svg:y1="4.399cm" svg:x2="27.651cm" svg:y2="7.749cm" draw:start-shape="id1" draw:start-glue-point="8" draw:end-shape="id4" draw:end-glue-point="4" svg:d="M22051 4399v1676h5600v1674" svg:viewBox="0 0 5601 3351">
          <text:p/>
        </draw:connector>
        <draw:connector draw:style-name="gr1" draw:text-style-name="P1" draw:layer="layout" draw:line-skew="-0.076cm" svg:x1="22.051cm" svg:y1="4.399cm" svg:x2="33.951cm" svg:y2="7.749cm" draw:start-shape="id1" draw:start-glue-point="8" draw:end-shape="id5" draw:end-glue-point="4" svg:d="M22051 4399v1600h11900v1750" svg:viewBox="0 0 11901 3351">
          <text:p/>
        </draw:connector>
        <draw:connector draw:style-name="gr2" draw:text-style-name="P1" draw:layer="layout" svg:x1="25.501cm" svg:y1="8.649cm" svg:x2="23.502cm" svg:y2="8.65cm" draw:start-shape="id4" draw:start-glue-point="6" draw:end-shape="id3" draw:end-glue-point="10" svg:d="M25501 8649h-999v1h-1000" svg:viewBox="0 0 2000 2">
          <text:p/>
        </draw:connector>
        <draw:connector draw:style-name="gr2" draw:text-style-name="P1" draw:layer="layout" svg:x1="31.801cm" svg:y1="8.649cm" svg:x2="29.801cm" svg:y2="8.649cm" draw:start-shape="id5" draw:start-glue-point="6" draw:end-shape="id4" draw:end-glue-point="10" svg:d="M31801 8649h-2000" svg:viewBox="0 0 2001 1">
          <text:p/>
        </draw:connector>
        <draw:connector draw:style-name="gr2" draw:text-style-name="P1" draw:layer="layout" svg:x1="11.902cm" svg:y1="8.645cm" svg:x2="13.201cm" svg:y2="8.645cm" draw:start-shape="id2" draw:start-glue-point="10" draw:end-shape="id6" draw:end-glue-point="6" svg:d="M11902 8645h1299" svg:viewBox="0 0 1300 1">
          <text:p/>
        </draw:connector>
        <draw:connector draw:style-name="gr2" draw:text-style-name="P1" draw:layer="layout" draw:line-skew="4.348cm -2.751cm" svg:x1="33.951cm" svg:y1="9.549cm" svg:x2="23.502cm" svg:y2="8.65cm" draw:start-shape="id5" draw:start-glue-point="8" draw:end-shape="id3" draw:end-glue-point="10" svg:d="M33951 9549v4850h-9050v-5749h-1399" svg:viewBox="0 0 10450 5750">
          <text:p/>
        </draw:connector>
        <draw:connector draw:style-name="gr2" draw:text-style-name="P1" draw:layer="layout" draw:line-skew="-0.076cm" svg:x1="22.051cm" svg:y1="4.399cm" svg:x2="38.852cm" svg:y2="7.75cm" draw:start-shape="id1" draw:start-glue-point="8" draw:end-shape="id7" draw:end-glue-point="4" svg:d="M22051 4399v1600h16801v1751" svg:viewBox="0 0 16802 3352">
          <text:p/>
        </draw:connector>
        <draw:connector draw:style-name="gr2" draw:text-style-name="P1" draw:layer="layout" draw:line-skew="5.529cm" svg:x1="9.552cm" svg:y1="9.67cm" svg:x2="21.352cm" svg:y2="9.55cm" draw:start-shape="id2" draw:start-glue-point="8" draw:end-shape="id3" draw:end-glue-point="8" svg:d="M9552 9670v6030h11800v-6150" svg:viewBox="0 0 11801 6151">
          <text:p/>
        </draw:connector>
        <draw:custom-shape draw:style-name="gr3" draw:text-style-name="P3" xml:id="id1" draw:id="id1" draw:layer="layout" svg:width="4.3cm" svg:height="1.8cm" svg:x="19.901cm" svg:y="2.599cm">
          <text:p text:style-name="P2">Ho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" draw:id="id5" draw:layer="layout" svg:width="4.3cm" svg:height="1.8cm" svg:x="31.801cm" svg:y="7.749cm">
          <text:p text:style-name="P2">Countri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4.3cm" svg:height="1.8cm" svg:x="25.501cm" svg:y="7.749cm">
          <text:p text:style-name="P2">Citi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" draw:id="id7" draw:layer="layout" svg:width="4.3cm" svg:height="1.8cm" svg:x="36.702cm" svg:y="7.75cm">
          <text:p text:style-name="P2">Add to p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" draw:id="id2" draw:layer="layout" svg:width="4.701cm" svg:height="2.051cm" svg:x="7.201cm" svg:y="7.619cm">
          <text:p text:style-name="P2">Travel Ag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line-skew="5.528cm" svg:x1="9.552cm" svg:y1="9.67cm" svg:x2="35.472cm" svg:y2="9.286cm" draw:start-shape="id2" draw:start-glue-point="8" draw:end-shape="id5" draw:end-glue-point="9" svg:d="M9552 9670v6029h25920v-6413" svg:viewBox="0 0 25921 6414">
          <text:p/>
        </draw:connector>
        <draw:custom-shape draw:style-name="gr3" draw:text-style-name="P3" xml:id="id3" draw:id="id3" draw:layer="layout" svg:width="4.3cm" svg:height="1.8cm" svg:x="19.202cm" svg:y="7.75cm">
          <text:p text:style-name="P2">Hote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line-skew="5.528cm" svg:x1="9.552cm" svg:y1="9.67cm" svg:x2="29.172cm" svg:y2="9.286cm" draw:start-shape="id2" draw:start-glue-point="8" draw:end-shape="id4" draw:end-glue-point="9" svg:d="M9552 9670v6029h19620v-6413" svg:viewBox="0 0 19621 6414">
          <text:p/>
        </draw:connector>
        <draw:custom-shape draw:style-name="gr4" draw:text-style-name="P3" xml:id="id6" draw:id="id6" draw:layer="layout" svg:width="4.701cm" svg:height="2.051cm" svg:x="13.201cm" svg:y="7.619cm">
          <text:p text:style-name="P2">Holiday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9.202cm" svg:y1="8.65cm" svg:x2="17.902cm" svg:y2="8.645cm" draw:start-shape="id3" draw:start-glue-point="6" draw:end-shape="id6" draw:end-glue-point="10" svg:d="M19202 8650h-650v-5h-650" svg:viewBox="0 0 1301 6">
          <text:p/>
        </draw:connector>
        <draw:connector draw:style-name="gr2" draw:text-style-name="P1" draw:layer="layout" svg:x1="22.051cm" svg:y1="4.399cm" svg:x2="15.552cm" svg:y2="7.619cm" draw:start-shape="id1" draw:start-glue-point="8" draw:end-shape="id6" draw:end-glue-point="4" svg:d="M22051 4399v1610h-6499v1610" svg:viewBox="0 0 6500 3221">
          <text:p/>
        </draw:connector>
        <draw:connector draw:style-name="gr2" draw:text-style-name="P1" draw:layer="layout" draw:line-skew="4.348cm -6.151cm" svg:x1="33.951cm" svg:y1="9.549cm" svg:x2="17.902cm" svg:y2="8.645cm" draw:start-shape="id5" draw:start-glue-point="8" draw:end-shape="id6" draw:end-glue-point="10" svg:d="M33951 9549v4850h-15250v-5754h-799" svg:viewBox="0 0 16050 5755">
          <text:p/>
        </draw:connector>
        <draw:connector draw:style-name="gr2" draw:text-style-name="P1" draw:layer="layout" draw:line-skew="5.529cm" svg:x1="9.552cm" svg:y1="9.67cm" svg:x2="15.552cm" svg:y2="9.67cm" draw:start-shape="id2" draw:start-glue-point="8" draw:end-shape="id6" draw:end-glue-point="8" svg:d="M9552 9670v6030h6000v-6030" svg:viewBox="0 0 6001 6031">
          <text:p/>
        </draw:connector>
        <draw:connector draw:style-name="gr2" draw:text-style-name="P1" draw:layer="layout" draw:line-skew="2.728cm" svg:x1="27.651cm" svg:y1="9.549cm" svg:x2="15.552cm" svg:y2="9.67cm" draw:start-shape="id4" draw:start-glue-point="8" draw:end-shape="id6" draw:end-glue-point="8" svg:d="M27651 9549v3350h-12099v-3229" svg:viewBox="0 0 12100 3351">
          <text:p/>
        </draw:connector>
        <draw:custom-shape draw:style-name="gr5" draw:text-style-name="P3" xml:id="id8" draw:id="id8" draw:layer="layout" svg:width="7.401cm" svg:height="2.051cm" svg:x="6.7cm" svg:y="17.648cm">
          <text:p text:style-name="P2">Add new Travel Ag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9" draw:id="id9" draw:layer="layout" svg:width="7.401cm" svg:height="2.051cm" svg:x="14.901cm" svg:y="17.649cm">
          <text:p text:style-name="P2">Add new Holid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0" draw:id="id10" draw:layer="layout" svg:width="7.401cm" svg:height="2.051cm" svg:x="23.2cm" svg:y="17.648cm">
          <text:p text:style-name="P2">Add new Hot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1" draw:id="id11" draw:layer="layout" svg:width="7.401cm" svg:height="2.051cm" svg:x="31.401cm" svg:y="17.649cm">
          <text:p text:style-name="P2">Add new C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2" draw:id="id12" draw:layer="layout" svg:width="7.401cm" svg:height="2.051cm" svg:x="39.801cm" svg:y="17.649cm">
          <text:p text:style-name="P2">Add new Count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line-skew="3cm" svg:x1="38.852cm" svg:y1="9.55cm" svg:x2="10.401cm" svg:y2="17.648cm" draw:start-shape="id7" draw:start-glue-point="8" draw:end-shape="id8" draw:end-glue-point="4" svg:d="M38852 9550v7049h-28451v1049" svg:viewBox="0 0 28452 8099">
          <text:p/>
        </draw:connector>
        <draw:connector draw:style-name="gr2" draw:text-style-name="P1" draw:layer="layout" draw:line-skew="2.999cm" svg:x1="38.852cm" svg:y1="9.55cm" svg:x2="18.602cm" svg:y2="17.649cm" draw:start-shape="id7" draw:start-glue-point="8" draw:end-shape="id9" draw:end-glue-point="4" svg:d="M38852 9550v7049h-20250v1050" svg:viewBox="0 0 20251 8100">
          <text:p/>
        </draw:connector>
        <draw:connector draw:style-name="gr2" draw:text-style-name="P1" draw:layer="layout" draw:line-skew="3.1cm" svg:x1="38.852cm" svg:y1="9.55cm" svg:x2="26.9cm" svg:y2="17.648cm" draw:start-shape="id7" draw:start-glue-point="8" draw:end-shape="id10" svg:d="M38852 9550v7149h-11952v949" svg:viewBox="0 0 11953 8099">
          <text:p/>
        </draw:connector>
        <draw:connector draw:style-name="gr2" draw:text-style-name="P1" draw:layer="layout" draw:line-skew="3.099cm" svg:x1="38.852cm" svg:y1="9.55cm" svg:x2="35.102cm" svg:y2="17.649cm" draw:start-shape="id7" draw:start-glue-point="8" draw:end-shape="id11" draw:end-glue-point="4" svg:d="M38852 9550v7149h-3750v950" svg:viewBox="0 0 3751 8100">
          <text:p/>
        </draw:connector>
        <draw:connector draw:style-name="gr2" draw:text-style-name="P1" draw:layer="layout" draw:line-skew="2.999cm" svg:x1="38.852cm" svg:y1="9.55cm" svg:x2="43.502cm" svg:y2="17.649cm" draw:start-shape="id7" draw:start-glue-point="8" draw:end-shape="id12" draw:end-glue-point="4" svg:d="M38852 9550v7049h4650v1050" svg:viewBox="0 0 4651 8100">
          <text:p/>
        </draw:connector>
        <draw:custom-shape draw:style-name="gr3" draw:text-style-name="P3" xml:id="id13" draw:id="id13" draw:layer="layout" svg:width="4.3cm" svg:height="1.8cm" svg:x="38.5cm" svg:y="2.2cm">
          <text:p text:style-name="P2">All Dea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line-skew="1.099cm" svg:x1="22.051cm" svg:y1="4.399cm" svg:x2="40.65cm" svg:y2="4cm" draw:start-shape="id1" draw:start-glue-point="8" draw:end-shape="id13" draw:end-glue-point="8" svg:d="M22051 4399v1601h18599v-2000" svg:viewBox="0 0 18600 2001">
          <text:p/>
        </draw:connector>
        <draw:custom-shape draw:style-name="gr6" draw:text-style-name="P3" xml:id="id15" draw:id="id15" draw:layer="layout" svg:width="4.701cm" svg:height="3.251cm" svg:x="1.299cm" svg:y="7.049cm">
          <text:p text:style-name="P2">Edit</text:p>
          <text:p text:style-name="P2">Travel Ag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14" draw:id="id14" draw:layer="layout" svg:width="4.701cm" svg:height="3.251cm" svg:x="1.3cm" svg:y="10.749cm">
          <text:p text:style-name="P2">Edit</text:p>
          <text:p text:style-name="P2">Holiday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3.889cm" svg:y1="9.37cm" svg:x2="6.001cm" svg:y2="12.375cm" draw:start-shape="id6" draw:start-glue-point="7" draw:end-shape="id14" draw:end-glue-point="10" svg:d="M13889 9370v3005h-7888" svg:viewBox="0 0 7889 3006">
          <text:p/>
        </draw:connector>
        <draw:connector draw:style-name="gr2" draw:text-style-name="P1" draw:layer="layout" svg:x1="7.201cm" svg:y1="8.645cm" svg:x2="6cm" svg:y2="8.674cm" draw:start-shape="id2" draw:start-glue-point="6" draw:end-shape="id15" svg:d="M7201 8645h-601v29h-600" svg:viewBox="0 0 1202 30">
          <text:p/>
        </draw:connector>
        <draw:custom-shape draw:style-name="gr6" draw:text-style-name="P3" xml:id="id16" draw:id="id16" draw:layer="layout" svg:width="4.701cm" svg:height="3.251cm" svg:x="1.3cm" svg:y="15.149cm">
          <text:p text:style-name="P2">Edit</text:p>
          <text:p text:style-name="P2">Hote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line-skew="1.55cm" svg:x1="19.831cm" svg:y1="9.287cm" svg:x2="5.313cm" svg:y2="15.625cm" draw:start-shape="id3" draw:start-glue-point="7" draw:end-shape="id16" draw:end-glue-point="11" svg:d="M19831 9287v4613h-14518v1725" svg:viewBox="0 0 14519 6339">
          <text:p/>
        </draw:connector>
        <draw:custom-shape draw:style-name="gr6" draw:text-style-name="P3" xml:id="id18" draw:id="id18" draw:layer="layout" svg:width="4.701cm" svg:height="3.251cm" svg:x="41.9cm" svg:y="12.3cm">
          <text:p text:style-name="P2">Edit</text:p>
          <text:p text:style-name="P2">Holiday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17" draw:id="id17" draw:layer="layout" svg:width="4.701cm" svg:height="3.251cm" svg:x="41.899cm" svg:y="7.749cm">
          <text:p text:style-name="P2">Edit</text:p>
          <text:p text:style-name="P2">Holiday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7.651cm" svg:y1="9.549cm" svg:x2="44.249cm" svg:y2="11cm" draw:start-shape="id4" draw:start-glue-point="8" draw:end-shape="id17" svg:d="M27651 9549v1952h16598v-501" svg:viewBox="0 0 16599 1953">
          <text:p/>
        </draw:connector>
        <draw:connector draw:style-name="gr2" draw:text-style-name="P1" draw:layer="layout" svg:x1="33.951cm" svg:y1="9.549cm" svg:x2="41.9cm" svg:y2="13.926cm" draw:start-shape="id5" draw:start-glue-point="8" draw:end-shape="id18" draw:end-glue-point="6" svg:d="M33951 9549v4377h7949" svg:viewBox="0 0 7950 43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cm" fo:page-height="3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6T12:00:59.504447000</meta:creation-date>
    <meta:generator>LibreOffice/5.2.6.2$MacOSX_X86_64 LibreOffice_project/a3100ed2409ebf1c212f5048fbe377c281438fdc</meta:generator>
    <dc:date>2017-06-17T10:24:30.402362000</dc:date>
    <meta:editing-duration>PT1H24M14S</meta:editing-duration>
    <meta:editing-cycles>11</meta:editing-cycles>
    <meta:document-statistic meta:object-count="46"/>
  </office:meta>
</office:document-meta>
</file>